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master-page-name="">
      <style:table-properties style:width="17.59cm" style:page-number="auto" fo:break-before="auto" fo:break-after="auto" table:align="left" style:shadow="none" fo:keep-with-next="auto" style:may-break-between-rows="true" table:border-model="collapsing"/>
    </style:style>
    <style:style style:name="Tabla2.A" style:family="table-column">
      <style:table-column-properties style:column-width="5.477cm"/>
    </style:style>
    <style:style style:name="Tabla2.B" style:family="table-column">
      <style:table-column-properties style:column-width="12.113cm"/>
    </style:style>
    <style:style style:name="Tabla2.1" style:family="table-row">
      <style:table-row-properties fo:background-color="#cccccc" fo:keep-together="auto">
        <style:background-image/>
      </style:table-row-properties>
    </style:style>
    <style:style style:name="Tabla2.A1" style:family="table-cell" style:data-style-name="N20100">
      <style:table-cell-properties style:vertical-align="middle" fo:background-color="#b2b2b2" fo:padding="0cm" fo:border="0.75pt solid #666666" style:writing-mode="page">
        <style:background-image/>
      </style:table-cell-properties>
    </style:style>
    <style:style style:name="Tabla2.2" style:family="table-row">
      <style:table-row-properties fo:keep-together="auto"/>
    </style:style>
    <style:style style:name="Tabla2.A2" style:family="table-cell" style:data-style-name="N201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2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fo:keep-together="auto"/>
    </style:style>
    <style:style style:name="Tabla2.A3" style:family="table-cell" style:data-style-name="N201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2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2.A7" style:family="table-cell" style:data-style-name="N20100">
      <style:table-cell-properties style:vertical-align="middle" fo:background-color="#eeeeee" fo:padding="0cm" fo:border="0.75pt solid #666666" style:writing-mode="page">
        <style:background-image/>
      </style:table-cell-properties>
    </style:style>
    <style:style style:name="Tabla2.B7" style:family="table-cell">
      <style:table-cell-properties style:vertical-align="middle" fo:background-color="#eeeeee" fo:padding="0cm" fo:border="0.75pt solid #666666" style:writing-mode="page">
        <style:background-image/>
      </style:table-cell-properties>
    </style:style>
    <style:style style:name="P1" style:family="paragraph" style:parent-style-name="Header_20_left">
      <style:text-properties officeooo:rsid="00136c44" officeooo:paragraph-rsid="00136c44"/>
    </style:style>
    <style:style style:name="P2" style:family="paragraph" style:parent-style-name="Text_20_body" style:list-style-name="L1">
      <style:paragraph-properties fo:text-align="justify" style:justify-single-word="false"/>
      <style:text-properties officeooo:rsid="001828d5" officeooo:paragraph-rsid="001828d5"/>
    </style:style>
    <style:style style:name="P3" style:family="paragraph" style:parent-style-name="Text_20_body" style:list-style-name="L1">
      <style:paragraph-properties fo:text-align="justify" style:justify-single-word="false"/>
      <style:text-properties fo:font-weight="bold" officeooo:rsid="001a4164" officeooo:paragraph-rsid="001a4164" style:font-weight-asian="bold" style:font-weight-complex="bold"/>
    </style:style>
    <style:style style:name="P4" style:family="paragraph" style:parent-style-name="Text_20_body">
      <style:paragraph-properties fo:text-align="justify" style:justify-single-word="false"/>
      <style:text-properties fo:font-weight="bold" officeooo:rsid="001a4164" officeooo:paragraph-rsid="001a4164" style:font-weight-asian="bold" style:font-weight-complex="bold"/>
    </style:style>
    <style:style style:name="P5" style:family="paragraph" style:parent-style-name="Text_20_body">
      <style:paragraph-properties fo:text-align="justify" style:justify-single-word="false"/>
      <style:text-properties fo:font-weight="bold" officeooo:rsid="001d297c" officeooo:paragraph-rsid="001d297c" style:font-weight-asian="bold" style:font-weight-complex="bold"/>
    </style:style>
    <style:style style:name="P6" style:family="paragraph" style:parent-style-name="Text_20_body">
      <style:paragraph-properties fo:text-align="justify" style:justify-single-word="false"/>
      <style:text-properties officeooo:rsid="00136c44" officeooo:paragraph-rsid="00136c44"/>
    </style:style>
    <style:style style:name="P7" style:family="paragraph" style:parent-style-name="Text_20_body" style:list-style-name="L1">
      <style:paragraph-properties fo:text-align="justify" style:justify-single-word="false"/>
      <style:text-properties officeooo:paragraph-rsid="0014008b"/>
    </style:style>
    <style:style style:name="P8" style:family="paragraph" style:parent-style-name="Text_20_body">
      <style:paragraph-properties fo:text-align="justify" style:justify-single-word="false"/>
      <style:text-properties fo:font-weight="normal" officeooo:rsid="001a625a" officeooo:paragraph-rsid="001a625a" style:font-weight-asian="normal" style:font-weight-complex="normal"/>
    </style:style>
    <style:style style:name="P9" style:family="paragraph" style:parent-style-name="Text_20_body">
      <style:paragraph-properties fo:text-align="justify" style:justify-single-word="false"/>
      <style:text-properties fo:font-weight="normal" officeooo:rsid="001d1ea9" officeooo:paragraph-rsid="001d1ea9" style:font-weight-asian="normal" style:font-weight-complex="normal"/>
    </style:style>
    <style:style style:name="P10" style:family="paragraph" style:parent-style-name="Text_20_body">
      <style:paragraph-properties fo:text-align="justify" style:justify-single-word="false"/>
      <style:text-properties fo:font-weight="normal" officeooo:rsid="001d297c" officeooo:paragraph-rsid="001d297c" style:font-weight-asian="normal" style:font-weight-complex="normal"/>
    </style:style>
    <style:style style:name="P11" style:family="paragraph" style:parent-style-name="Text_20_body">
      <loext:graphic-properties draw:fill="solid" draw:fill-color="#fffbcc"/>
      <style:paragraph-properties fo:text-align="justify" style:justify-single-word="false" fo:background-color="#fffbcc" fo:padding="0.049cm" fo:border="0.06pt solid #000000" style:shadow="none"/>
      <style:text-properties fo:font-weight="normal" officeooo:rsid="001f2839" officeooo:paragraph-rsid="001f2839" style:font-weight-asian="normal" style:font-weight-complex="normal"/>
    </style:style>
    <style:style style:name="P12" style:family="paragraph" style:parent-style-name="Text_20_body">
      <loext:graphic-properties draw:fill="solid" draw:fill-color="#fffbcc"/>
      <style:paragraph-properties fo:text-align="justify" style:justify-single-word="false" fo:background-color="#fffbcc" fo:padding="0.049cm" fo:border="0.06pt solid #000000" style:shadow="none"/>
      <style:text-properties fo:font-size="11pt" fo:font-weight="normal" officeooo:rsid="001d297c" officeooo:paragraph-rsid="001d297c" style:font-size-asian="11pt" style:font-weight-asian="normal" style:font-size-complex="11pt" style:font-weight-complex="normal"/>
    </style:style>
    <style:style style:name="P13" style:family="paragraph" style:parent-style-name="Text_20_body">
      <loext:graphic-properties draw:fill="solid" draw:fill-color="#fffbcc"/>
      <style:paragraph-properties fo:text-align="justify" style:justify-single-word="false" fo:background-color="#fffbcc" fo:padding="0.049cm" fo:border="0.06pt solid #000000" style:shadow="none"/>
      <style:text-properties fo:font-size="11pt" fo:font-weight="normal" officeooo:rsid="001f2839" officeooo:paragraph-rsid="001f2839" style:font-size-asian="11pt" style:font-weight-asian="normal" style:font-size-complex="11pt" style:font-weight-complex="normal"/>
    </style:style>
    <style:style style:name="P14" style:family="paragraph" style:parent-style-name="Heading_20_1">
      <style:paragraph-properties fo:text-align="justify" style:justify-single-word="false"/>
    </style:style>
    <style:style style:name="P15" style:family="paragraph" style:parent-style-name="Heading_20_1">
      <style:paragraph-properties fo:text-align="justify" style:justify-single-word="false" fo:break-before="page"/>
    </style:style>
    <style:style style:name="P16" style:family="paragraph" style:parent-style-name="Table_20_Contents">
      <style:paragraph-properties fo:text-align="justify" style:justify-single-word="false"/>
      <style:text-properties officeooo:rsid="001a625a" officeooo:paragraph-rsid="001a625a"/>
    </style:style>
    <style:style style:name="P17" style:family="paragraph" style:parent-style-name="Table_20_Contents">
      <style:paragraph-properties fo:margin-left="0cm" fo:margin-right="0cm" fo:margin-top="0cm" fo:margin-bottom="0cm" loext:contextual-spacing="false" fo:text-indent="0cm" style:auto-text-indent="false"/>
    </style:style>
    <style:style style:name="P18" style:family="paragraph" style:parent-style-name="Table_20_Contents">
      <loext:graphic-properties draw:fill="none"/>
      <style:paragraph-properties fo:margin-left="0.199cm" fo:margin-right="0cm" fo:margin-top="0cm" fo:margin-bottom="0cm" loext:contextual-spacing="false"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loext:graphic-properties draw:fill="none"/>
      <style:paragraph-properties fo:margin-left="0.199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loext:graphic-properties draw:fill="none"/>
      <style:paragraph-properties fo:margin-left="0.3cm" fo:margin-right="0cm" fo:margin-top="0cm" fo:margin-bottom="0cm" loext:contextual-spacing="false"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loext:graphic-properties draw:fill="none"/>
      <style:paragraph-properties fo:margin-left="0.3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6c44"/>
    </style:style>
    <style:style style:name="T2" style:family="text">
      <style:text-properties officeooo:rsid="0014008b"/>
    </style:style>
    <style:style style:name="T3" style:family="text">
      <style:text-properties fo:font-weight="bold" style:font-weight-asian="bold" style:font-weight-complex="bold"/>
    </style:style>
    <style:style style:name="T4" style:family="text">
      <style:text-properties fo:font-weight="bold" officeooo:rsid="0014008b" style:font-weight-asian="bold" style:font-weight-complex="bold"/>
    </style:style>
    <style:style style:name="T5" style:family="text">
      <style:text-properties fo:font-weight="bold" officeooo:rsid="001a4164" style:font-weight-asian="bold" style:font-weight-complex="bold"/>
    </style:style>
    <style:style style:name="T6" style:family="text">
      <style:text-properties officeooo:rsid="001b6f73"/>
    </style:style>
    <style:style style:name="T7" style:family="text">
      <style:text-properties fo:font-weight="normal" officeooo:rsid="001b6f73" style:font-weight-asian="normal" style:font-weight-complex="normal"/>
    </style:style>
    <style:style style:name="T8" style:family="text">
      <style:text-properties fo:font-weight="normal" officeooo:rsid="001bb69c" style:font-weight-asian="normal" style:font-weight-complex="normal"/>
    </style:style>
    <style:style style:name="T9" style:family="text">
      <style:text-properties officeooo:rsid="001d297c"/>
    </style:style>
    <style:style style:name="T10" style:family="text">
      <style:text-properties fo:font-size="11pt" style:font-size-asian="11pt" style:font-size-complex="11pt"/>
    </style:style>
    <style:style style:name="T11" style:family="text">
      <style:text-properties fo:font-size="11pt" officeooo:rsid="001d297c"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20000" number:language="es" number:country="ES">
      <number:number number:min-integer-digits="1"/>
    </number:number-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UT 9 Control de errores y programación Asincrona.</text:p>
      <text:p text:style-name="Text_20_body"/>
      <text:p text:style-name="Text_20_body"/>
      <text:h text:style-name="P15" text:outline-level="1">Introducción<text:span text:style-name="T5">Errores del usuario.</text:span></text:h>
      <text:p text:style-name="P6">Es una labor difícil, en ocasiones los errores no se detectan ya que suele ser una habilidad la de encontrar los errores, que se adquiere con los años, una de las etapas en el proceso de desarrollo de aplicaciones es la prueba, donde buscamos encontrar posibles errores.</text:p>
      <text:p text:style-name="P6">Los errores pueden ser de distintos tipos:</text:p>
      <text:list xml:id="list4228698748" text:style-name="L1">
        <text:list-item>
          <text:p text:style-name="P7"><text:span text:style-name="T4">Errores de sintaxis</text:span><text:span text:style-name="T2">. Son fallos mientras que se teclea en expresiones, falta de paréntesis, llaves, … Normalmente son marcados por el editor con subrayando en rojo.</text:span></text:p>
          <text:list>
            <text:list-item>
              <text:p text:style-name="P2"><text:span text:style-name="T3">Errores detectados en tiempo de escritura</text:span>. Son los errores evidentes que nos suele detectar el editor con un subrayado rojo.</text:p>
            </text:list-item>
            <text:list-item>
              <text:p text:style-name="P2"><text:span text:style-name="T3">Errores de ejecución.</text:span> Son aquellos que solo se detectan al ejecutar la aplicación. Por ejemplo usar variables no declaradas, …</text:p>
            </text:list-item>
          </text:list>
        </text:list-item>
        <text:list-item>
          <text:p text:style-name="P2"><text:span text:style-name="T3">Errores lógicos.</text:span> La aplicación no hace lo que debe. No hay herramientas para detectarlos, en ocasiones lo detectan los usuarios.</text:p>
        </text:list-item>
        <text:list-item>
          <text:p text:style-name="P2"><text:span text:style-name="T3">Errores del sistema.</text:span> Son causados por <text:span text:style-name="T6">eventos externos, como fallos de conexión en la red, ...</text:span> </text:p>
        </text:list-item>
        <text:list-item>
          <text:p text:style-name="P3">Errores del usuario. <text:span text:style-name="T7">Se producen cuando el usuario realiza alguna acción que no ha sido contemplada por el programador. Como introducir texto en un campo numérico, dejar alguna opción sin activar, ...</text:span></text:p>
        </text:list-item>
      </text:list>
      <text:h text:style-name="P14" text:outline-level="1">Errores, Excepciones y avisos.</text:h>
      <text:p text:style-name="P4"/>
      <text:p text:style-name="P4">Errores. <text:span text:style-name="T7">Fallo en un programa que provoca que se detenga.</text:span></text:p>
      <text:p text:style-name="P4">Excepci<text:span text:style-name="T6">ón</text:span>. <text:span text:style-name="T7">Error en un programa que puede ser controlado. Mediante la gestión de errores podemos reconducir, para solventarlo y que siga funcionando correctamente la aplicación.</text:span></text:p>
      <text:p text:style-name="P4">Aviso o warning. <text:span text:style-name="T8">Error leve, no impide la ejecución de un programa, se avisa al programador para que sea consciente, ya que pueden ser una forma de detectar posibles errores más graves.</text:span></text:p>
      <text:h text:style-name="P14" text:outline-level="1">Javascript Estricto.</text:h>
      <text:p text:style-name="P9">Javascript se creo para ser rápido, dinámico y su sintaxis es poco rígido, reduciendo el esfuerzo <text:s/>del desarrollo de apliaciones.</text:p>
      <text:p text:style-name="P9"><text:soft-page-break/>La directiva ‘use strict’ <text:s/>no supone una instrucción de código, indica el modo en que el navegador debe ejecutar el código. <text:span text:style-name="T9">D</text:span>os modos de ejecución JavaScript: el ‘’normal mode’’, que es el que hemos estudiado hasta ahora, y el ‘’strict mode’’</text:p>
      <text:p text:style-name="P9"/>
      <table:table table:name="Tabla2" table:style-name="Tabla2" table:template-name="Filas simples">
        <table:table-column table:style-name="Tabla2.A"/>
        <table:table-column table:style-name="Tabla2.B"/>
        <table:table-row table:style-name="Tabla2.1">
          <table:table-cell table:style-name="Tabla2.A1" office:value-type="float" office:value="0">
            <text:p text:style-name="P18"><text:span text:style-name="T9">Funciona en</text:span> modo normal pero no admitida en strict mode</text:p>
          </table:table-cell>
          <table:table-cell table:style-name="Tabla2.A1" office:value-type="float" office:value="0">
            <text:p text:style-name="P20">Ejemplo</text:p>
          </table:table-cell>
        </table:table-row>
        <table:table-row table:style-name="Tabla2.7">
          <table:table-cell table:style-name="Tabla2.A2" office:value-type="float" office:value="0">
            <text:p text:style-name="P19">Uso de variables no declaradas</text:p>
          </table:table-cell>
          <table:table-cell table:style-name="Tabla2.B2" office:value-type="float" office:value="0">
            <text:p text:style-name="P21"><text:span text:style-name="T9">apellido</text:span> = '<text:span text:style-name="T9">Gil</text:span>';</text:p>
          </table:table-cell>
        </table:table-row>
        <table:table-row table:style-name="Tabla2.7">
          <table:table-cell table:style-name="Tabla2.A3" office:value-type="float" office:value="0">
            <text:p text:style-name="P19">Definir una propiedad <text:span text:style-name="T9">varias</text:span> veces</text:p>
          </table:table-cell>
          <table:table-cell table:style-name="Tabla2.B3" office:value-type="float" office:value="0">
            <text:p text:style-name="P21">var x = {<text:span text:style-name="T9">nombre</text:span>:'juan', <text:span text:style-name="T9">nombre</text:span>:'juan'};</text:p>
          </table:table-cell>
        </table:table-row>
        <table:table-row table:style-name="Tabla2.7">
          <table:table-cell table:style-name="Tabla2.A2" office:value-type="float" office:value="0">
            <text:p text:style-name="P19">Nombres de parámetros duplicados</text:p>
          </table:table-cell>
          <table:table-cell table:style-name="Tabla2.B2" office:value-type="float" office:value="0">
            <text:p text:style-name="P21">function saludar(<text:span text:style-name="T9">texto</text:span>, <text:span text:style-name="T9">texto</text:span>) {};</text:p>
          </table:table-cell>
        </table:table-row>
        <table:table-row table:style-name="Tabla2.7">
          <table:table-cell table:style-name="Tabla2.A3" office:value-type="float" office:value="0">
            <text:p text:style-name="P19">Usar eval como nombre de variable</text:p>
          </table:table-cell>
          <table:table-cell table:style-name="Tabla2.B3" office:value-type="float" office:value="0">
            <text:p text:style-name="P21">eval = '<text:span text:style-name="T9">mal</text:span>';</text:p>
          </table:table-cell>
        </table:table-row>
        <table:table-row table:style-name="Tabla2.7">
          <table:table-cell table:style-name="Tabla2.A2" office:value-type="float" office:value="0">
            <text:p text:style-name="P19">En una función si no se conoce this es el objeto global window</text:p>
          </table:table-cell>
          <table:table-cell table:style-name="Tabla2.B2" office:value-type="float" office:value="0">
            <text:p text:style-name="P21">En una función si no se conoce this es undefined</text:p>
          </table:table-cell>
        </table:table-row>
        <table:table-row table:style-name="Tabla2.7">
          <table:table-cell table:style-name="Tabla2.A7" office:value-type="float" office:value="0">
            <text:p text:style-name="P19">Otras</text:p>
          </table:table-cell>
          <table:table-cell table:style-name="Tabla2.B7" office:value-type="string">
            <text:p text:style-name="P21">Hay más restricciones que impone el strict mode, uso de sintaxis <text:span text:style-name="T9">o</text:span> instrucciones poco adecuadas, prácticas inseguras y mejora de la seguridad para el usuario.</text:p>
          </table:table-cell>
        </table:table-row>
      </table:table>
      <text:p text:style-name="P9"/>
      <text:p text:style-name="P5">Ejemplo</text:p>
      <text:p text:style-name="P12">"use strict";</text:p>
      <text:p text:style-name="P12">var o = { p: 1, p: 2 }; // !!! syntax error</text:p>
      <text:p text:style-name="P10"/>
      <text:p text:style-name="P13">function nuevo( ) {</text:p>
      <text:p text:style-name="P12">"use strict"; <text:s text:c="17"/><text:tab/><text:tab/><text:tab/></text:p>
      <text:p text:style-name="P12">mitipodeVariable = 17; <text:tab/>// esta línea lanza un ReferenceError debido a</text:p>
      <text:p text:style-name="P11"><text:span text:style-name="T10">}</text:span><text:span text:style-name="T11"> <text:s text:c="6"/><text:tab/><text:tab/><text:tab/></text:span></text:p>
      <text:p text:style-name="P10"/>
      <text:h text:style-name="Heading_20_1" text:outline-level="1">Crear y lanzar errores propios</text:h>
      <text:p text:style-name="Text_20_body"/>
      <table:table table:name="Tabla1" table:style-name="Tabla1">
        <table:table-column table:style-name="Tabla1.A"/>
        <table:table-column table:style-name="Tabla1.B"/>
        <text:soft-page-break/>
        <table:table-row>
          <table:table-cell table:style-name="Tabla1.A1" office:value-type="string">
            <text:p text:style-name="P16">EvalError</text:p>
          </table:table-cell>
          <table:table-cell table:style-name="Tabla1.B1" office:value-type="string">
            <text:p text:style-name="P16">Error al intear usa la función eval()</text:p>
          </table:table-cell>
        </table:table-row>
        <table:table-row>
          <table:table-cell table:style-name="Tabla1.A2" office:value-type="string">
            <text:p text:style-name="P16">RangeError</text:p>
          </table:table-cell>
          <table:table-cell table:style-name="Tabla1.B2" office:value-type="string">
            <text:p text:style-name="P16">Error número o de rango de valores incorrectos</text:p>
          </table:table-cell>
        </table:table-row>
        <table:table-row>
          <table:table-cell table:style-name="Tabla1.A2" office:value-type="string">
            <text:p text:style-name="P16">RefenceError</text:p>
          </table:table-cell>
          <table:table-cell table:style-name="Tabla1.B2" office:value-type="string">
            <text:p text:style-name="P16">Referenciamos un objeto no valido.</text:p>
          </table:table-cell>
        </table:table-row>
        <table:table-row>
          <table:table-cell table:style-name="Tabla1.A2" office:value-type="string">
            <text:p text:style-name="P16">TypeError</text:p>
          </table:table-cell>
          <table:table-cell table:style-name="Tabla1.B2" office:value-type="string">
            <text:p text:style-name="P16">Error por mal uso del tipo de dato.</text:p>
          </table:table-cell>
        </table:table-row>
        <table:table-row>
          <table:table-cell table:style-name="Tabla1.A2" office:value-type="string">
            <text:p text:style-name="P16">URLError</text:p>
          </table:table-cell>
          <table:table-cell table:style-name="Tabla1.B2" office:value-type="string">
            <text:p text:style-name="P16">Error al codificar o decodificar una URL</text:p>
          </table:table-cell>
        </table:table-row>
      </table:table>
      <text:p text:style-name="P8"/>
      <text:p text:style-name="P8">GESTIÓN DE ERRORES</text:p>
      <text:p text:style-name="P8">TRY … CATH ...FINALY</text:p>
      <text:p text:style-name="P8"/>
      <text:p text:style-name="P8"/>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style style:name="MP1" style:family="paragraph" style:parent-style-name="Header_20_left">
      <style:text-properties officeooo:rsid="00136c44" officeooo:paragraph-rsid="00136c44"/>
    </style:style>
    <style:style style:name="MT1" style:family="text">
      <style:text-properties officeooo:rsid="00136c4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UT 9 Control de errores y programación Asincrona.<text:tab/><text:tab/><text:span text:style-name="MT1">DWC</text:span></text:p>
      </style:header-left>
      <style:footer>
        <text:p text:style-name="Footer"/>
      </style:footer>
      <style:footer-first>
        <text:p text:style-name="Footer"/>
      </style:footer-first>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7:12:57.661527811</meta:creation-date>
    <dc:date>2020-01-10T20:53:57.508271006</dc:date>
    <meta:editing-duration>PT2H31M49S</meta:editing-duration>
    <meta:editing-cycles>10</meta:editing-cycles>
    <meta:generator>LibreOffice/6.0.7.3$Linux_X86_64 LibreOffice_project/00m0$Build-3</meta:generator>
    <meta:document-statistic meta:table-count="2" meta:image-count="0" meta:object-count="0" meta:page-count="4" meta:paragraph-count="53" meta:word-count="530" meta:character-count="3203" meta:non-whitespace-character-count="2696"/>
  </office:meta>
</office:document-meta>
</file>